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9.44mm"/>
    </style:style>
    <style:style style:name="co2" style:family="table-column">
      <style:table-column-properties fo:break-before="auto" style:column-width="22.58mm"/>
    </style:style>
    <style:style style:name="ro1" style:family="table-row">
      <style:table-row-properties style:row-height="26.18mm" fo:break-before="auto" style:use-optimal-row-height="false"/>
    </style:style>
    <style:style style:name="ro2" style:family="table-row">
      <style:table-row-properties style:row-height="38.61mm" fo:break-before="auto" style:use-optimal-row-height="false"/>
    </style:style>
    <style:style style:name="ro3" style:family="table-row">
      <style:table-row-properties style:row-height="84.91mm" fo:break-before="auto" style:use-optimal-row-height="false"/>
    </style:style>
    <style:style style:name="ro4" style:family="table-row">
      <style:table-row-properties style:row-height="91.53mm" fo:break-before="auto" style:use-optimal-row-height="false"/>
    </style:style>
    <style:style style:name="ro5" style:family="table-row">
      <style:table-row-properties style:row-height="87.03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color="#00000a" style:font-name="Liberation Sans" fo:font-size="10pt" style:font-name-asian="DejaVu Sans1" style:font-size-asian="10pt" style:language-asian="ar" style:country-asian="SA" style:font-name-complex="DejaVu Sans" style:font-size-complex="10pt" style:language-complex="en" style:country-complex="US"/>
    </style:style>
    <style:style style:name="ce3" style:family="table-cell" style:parent-style-name="Default">
      <style:table-cell-properties fo:wrap-option="wrap"/>
      <style:text-properties fo:color="#00000a" style:font-name="Arial" fo:font-size="11pt" style:font-name-asian="DejaVu Sans1" style:font-size-asian="11pt" style:language-asian="ar" style:country-asian="SA" style:font-name-complex="DejaVu Sans" style:font-size-complex="6.80000019073486pt" style:language-complex="en" style:country-complex="US"/>
    </style:style>
    <style:style style:name="T1" style:family="text">
      <style:text-properties fo:color="#00000a" fo:country="AU" style:country-asian="SA" style:font-name-asian="DejaVu Sans" style:font-size-asian="11pt"/>
    </style:style>
    <style:style style:name="T2" style:family="text">
      <style:text-properties fo:country="AU"/>
    </style:style>
    <style:style style:name="T3" style:family="text">
      <style:text-properties fo:color="#00000a" style:font-name="Calibri" fo:font-size="11pt" fo:country="AU" style:country-asian="SA" style:font-name-asian="DejaVu Sans" style:font-size-asian="11pt"/>
    </style:style>
    <style:style style:name="T4" style:family="text">
      <style:text-properties fo:color="#00000a" fo:country="AU" style:country-asian="SA" style:font-name-asian="DejaVu Sans" fo:font-size="10pt" style:font-size-asian="10pt" style:font-size-complex="10pt" style:font-name="Liberation Sans"/>
    </style:style>
    <style:style style:name="T5" style:family="text">
      <style:text-properties fo:font-size="10pt" style:font-size-asian="10pt" style:font-size-complex="10pt" style:font-name="Liberation Sans"/>
    </style:style>
    <style:style style:name="T6" style:family="text">
      <style:text-properties fo:font-size="10pt" style:font-size-asian="10pt" style:font-size-complex="10pt" style:font-name="Liberation Sans" fo:color="#00000a" fo:country="AU" style:country-asian="SA" style:font-name-asian="DejaVu Sans"/>
    </style:style>
  </office:automatic-styles>
  <office:body>
    <office:spreadsheet>
      <table:calculation-settings table:automatic-find-labels="false"/>
      <table:table table:name="Sheet1" table:style-name="ta1">
        <table:table-column table:style-name="co1" table:number-columns-repeated="7" table:default-cell-style-name="ce1"/>
        <table:table-column table:style-name="co2" table:default-cell-style-name="ce1"/>
        <table:table-row table:style-name="ro1">
          <table:table-cell office:value-type="string" calcext:value-type="string">
            <text:p>Task / Grade</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2-1</text:p>
          </table:table-cell>
          <table:table-cell/>
        </table:table-row>
        <table:table-row table:style-name="ro2">
          <table:table-cell office:value-type="string" calcext:value-type="string">
            <text:p>Delivery Plan</text:p>
          </table:table-cell>
          <table:table-cell office:value-type="string" calcext:value-type="string">
            <text:p>The team actively updates the delivery plan with new tasks and work allocations as more is learned about the project. The plan is consistently ready for review when called for in the weekly practical. </text:p>
          </table:table-cell>
          <table:table-cell office:value-type="string" calcext:value-type="string">
            <text:p>The team actively updates the delivery plan with new tasks and work allocations as more is learned about the project. The plan is in the main ready for review when called for in the weekly practical. </text:p>
          </table:table-cell>
          <table:table-cell office:value-type="string" calcext:value-type="string">
            <text:p>The team’s delivery plan occasionally contains some tasks and work allocations that are outdated or irrelevant. The plan is in the main ready for review when called for in the weekly practical. </text:p>
          </table:table-cell>
          <table:table-cell office:value-type="string" calcext:value-type="string">
            <text:p>The team’s delivery plan occasionally contains some tasks and work allocations that are outdated or irrelevant. The plan occasionally needs minor updates prior to review when called for in the weekly practical. </text:p>
          </table:table-cell>
          <table:table-cell office:value-type="string" calcext:value-type="string">
            <text:p>The team’s delivery plan consistently contains tasks and work allocations that are outdated or irrelevant. The plan consistently needs updates prior to review when called for in the weekly practical. </text:p>
          </table:table-cell>
          <table:table-cell office:value-type="string" calcext:value-type="string">
            <text:p>The team do not maintain a delivery plan until the end of the project.</text:p>
          </table:table-cell>
          <table:table-cell/>
        </table:table-row>
        <table:table-row table:style-name="ro3">
          <table:table-cell office:value-type="string" calcext:value-type="string">
            <text:p>SOAP (Visuals and Communication)</text:p>
          </table:table-cell>
          <table:table-cell table:style-name="ce2" office:value-type="string" calcext:value-type="string">
            <text:p>Clear evidence in design of visualisations with intent to communicate information relevant to queries driving analysis. The design is engaging and transmits information in easy to understand way. The design uses appropriate axes and legends. <text:span text:style-name="T1">Refers to performance relative to existing benchmark using terms relevant to Executive, e.g. x% more loans or more $ with y% less defaults. Relative importance of covariates is communicated, along with the effects and uncertainty of the most important ones. Clearly states key assumptions and calls out any risks.</text:span></text:p>
          </table:table-cell>
          <table:table-cell table:style-name="ce2" office:value-type="string" calcext:value-type="string">
            <text:p>Clear evidence in design of visualisations with intent to communicate information relevant to queries driving analysis. The design is engaging and transmits information in a relatively easy to understand way. The design attempts to use appropriate axes and legends. <text:span text:style-name="T1">Refers to performance relative to existing benchmark using terms relevant to business, e.g. x% more loans or more $ with y% less defaults. Some terms unrelated to the business appear. Relative importance of covariates is communicated, along with the effects and uncertainty of the most important ones. States most of the key assumptions and calls out most of the risks.</text:span></text:p>
          </table:table-cell>
          <table:table-cell table:style-name="ce2" office:value-type="string" calcext:value-type="string">
            <text:p><text:span text:style-name="T4">The information that visual elements are intending to communicate is not evident at first sight. </text:span><text:span text:style-name="T5">The design is engaging and transmits information in a relatively easy to understand way. The design attempts to use appropriate axes and legends. </text:span><text:span text:style-name="T6">Refers to performance relative to existing benchmark using terms relevant to business, e.g. x% more loans or more $ with y% less defaults. Some terms unrelated to the business appear. Attempts to communicate relative importance of covariates, along with the effects and uncertainty of the most important ones. When stating assumptions and risks some omissions are apparent.</text:span></text:p>
          </table:table-cell>
          <table:table-cell table:style-name="ce2" office:value-type="string" calcext:value-type="string">
            <text:p><text:span text:style-name="T6">The visualisations chosen are not appropriate for the combination of audience and information. The design is not engaging and does not transmit information in an easy to understand way.</text:span><text:span text:style-name="T5"> The design attempts to use appropriate axes and legends. </text:span><text:span text:style-name="T6">Refers to performance relative to existing benchmark using terms relevant to business, e.g. x% more loans or more $ with y% less defaults. Some terms unrelated to the business appear. Attempts to communicate relative importance of covariates, along with the effects and uncertainty of the most important ones. When stating assumptions and risks some omissions are apparent.</text:span></text:p>
          </table:table-cell>
          <table:table-cell table:style-name="ce3" office:value-type="string" calcext:value-type="string">
            <text:p>The visualisations chosen are not appropriate for the combination of audience and information. The visualisation or other commentary relating to covariate effects and importance is misleading and confusing. </text:p>
          </table:table-cell>
          <table:table-cell table:style-name="ce3" office:value-type="string" calcext:value-type="string">
            <text:p>No evidence of design in considering audience or information. Information presented is misleading, confusing, and or technically incorrect. </text:p>
          </table:table-cell>
          <table:table-cell/>
        </table:table-row>
        <table:table-row table:style-name="ro4">
          <table:table-cell office:value-type="string" calcext:value-type="string">
            <text:p>Interim Milestone Report</text:p>
          </table:table-cell>
          <table:table-cell office:value-type="string" calcext:value-type="string">
            <text:p>The team successfully applies join, filtering, and summarisation functions to explore data, identify problems such as outliers, duplicates, and missing values. Defines and creates the response covariate. Builds the complete dataset for modelling. Conducts exploratory analysis and makes <text:span text:style-name="T2">preliminary</text:span> statements of strong relationships between covariates and the response. <text:span text:style-name="T3">Uses automated tools to identify and exclude covariates with low variance and high correlation. Applies critical reasoning to identify and remove covariates that are contaminated by response. Justifies removal of covariates based on statistically sound reasoning. Applies appropriate transformations to covariates in anticipation of maximising information for modelling.</text:span></text:p>
          </table:table-cell>
          <table:table-cell office:value-type="string" calcext:value-type="string">
            <text:p>The team successfully applies join, filtering, and summarisation functions to explore data, identify problems such as outliers, duplicates, and missing values. A small number of data issues may be missed. Defines and creates the response covariate. Builds a dataset for modelling with minor revisions required. Conducts exploratory analysis and makes <text:span text:style-name="T2">preliminary</text:span> statements of strong relationships between covariates and the response. <text:span text:style-name="T3">Uses automated tools to identify and exclude covariates with low variance and high correlation. Applies critical reasoning to identify and remove covariates that are contaminated by response. Justifies removal of covariates based on statistically sound reasoning. Applies appropriate transformations to covariates in anticipation of maximising information for modelling.</text:span></text:p>
          </table:table-cell>
          <table:table-cell office:value-type="string" calcext:value-type="string">
            <text:p>The team successfully applies join, filtering, and summarisation functions to explore data, identify problems such as outliers, duplicates, and missing values. A significant number of data issues are missed. Defines and creates the response covariate in a way that is problematic for modelling. Builds a dataset for modelling with revisions required. Conducts exploratory analysis and makes <text:span text:style-name="T2">preliminary</text:span> statements of strong relationships between covariates and the response. I<text:span text:style-name="T3">dentifies and exclude covariates with low variance and high correlation. Applies critical reasoning to identify and remove covariates that are contaminated by response. Some contaminated covariates remain in data set. Justifies removal of covariates based on reasoning that contains minor flaws. Attempts to apply transformations to covariates in anticipation of maximising information for modelling.</text:span></text:p>
          </table:table-cell>
          <table:table-cell office:value-type="string" calcext:value-type="string">
            <text:p>The team successfully applies join, filtering, and summarisation functions to explore data, identify problems such as outliers, duplicates, and missing values. A significant number of data issues are missed. Defines and creates the response covariate in a way that is problematic for modelling. Builds a dataset for modelling with revisions required. Conducts exploratory analysis but does not link to modelling objective. I<text:span text:style-name="T3">dentifies and excludes some covariates with low variance and high correlation. Applies critical reasoning to identify and remove covariates that are contaminated by response. Some contaminated covariates remain in data set. Justifies removal of covariates based on reasoning that contains flaws. Fails to apply appropriate transformations to covariates in anticipation of maximising information for modelling.</text:span></text:p>
          </table:table-cell>
          <table:table-cell office:value-type="string" calcext:value-type="string">
            <text:p>The team unsuccessfully applies join, filtering, and summarisation functions to explore data, identify problems such as outliers, duplicates, and missing values. The resulting dataset is unsuitable for statistical modelling due to ill definition of response or significant data issues. Much work remains to complete the modelling dataset.<text:span text:style-name="T3"> </text:span></text:p>
          </table:table-cell>
          <table:table-cell office:value-type="string" calcext:value-type="string">
            <text:p>The team does not attempt to use data preprocessing tools in R. The resulting dataset is unsuitable for statistical modelling due to ill definition of response or significant data issues. Much work remains to complete the modelling dataset.<text:span text:style-name="T3"> </text:span></text:p>
          </table:table-cell>
          <table:table-cell/>
        </table:table-row>
        <table:table-row table:style-name="ro5">
          <table:table-cell office:value-type="string" calcext:value-type="string">
            <text:p>Reproducible Analytical Report</text:p>
          </table:table-cell>
          <table:table-cell office:value-type="string" calcext:value-type="string">
            <text:p>The team presents a coherent modelling process that is statistically sound and inherently reproducible. Exploratory analysis creates intuition for findings of credit risk modelling. Makes justifications for selection/transformation of covariates and refers to industry specific measures (gini). Clearly assesses quality of statistical model fit using validation techniques based on theoretical GLM properties as well as data cross validation. Inference about model performance relative to benchmark is statistically sound and uses appropriate measures (gini, ROC, confusion matrix). The impact of the model is explained in business terms. Clearly states the effects and uncertaintly of variables important in the model and historically important variables.</text:p>
          </table:table-cell>
          <table:table-cell office:value-type="string" calcext:value-type="string">
            <text:p>The team presents a coherent modelling process that is in the main statistically sound and inherently reproducible. Exploratory analysis creates intuition for findings of credit risk modelling. Makes justifications for selection/transformation of covariates and refers to industry specific measures (gini). Attempts to assesses quality of statistical model fit using validation techniques based on theoretical GLM properties as well as data cross validation. Attempts inference about model performance relative to benchmark uses mostly appropriate measures (gini, ROC, confusion matrix). The impact of the model is explained in business terms. Clearly states the effects and uncertaintly of variables important in the model and historically important variables.</text:p>
          </table:table-cell>
          <table:table-cell office:value-type="string" calcext:value-type="string">
            <text:p>The team presents a coherent modelling process that is in the main statistically sound and inherently reproducible. Exploratory analysis creates intuition for findings of credit risk modelling. Makes some justifications for selection/transformation of covariates and refers to industry specific measures (gini). Attempts to assesses quality of statistical model fit using validation techniques based on theoretical GLM properties as well as data cross validation. Attempts inference about model performance relative to benchmark uses mostly appropriate measures (gini, ROC, confusion matrix). The impact of the model is explained in business terms. States the effects and uncertainty of variables important in the model but ignores some historically important variables.</text:p>
          </table:table-cell>
          <table:table-cell office:value-type="string" calcext:value-type="string">
            <text:p>The team presents a coherent modelling process that is in the main statistically sound and inherently reproducible. Exploratory analysis creates intuition for findings of credit risk modelling. Makes some justifications for selection/transformation of covariates. Fails to refer to industry specific measures. Attempts to assesses quality of statistical model fit using a limited suite of validation techniques. Attempts inference about model performance relative to benchmark but uses some inppropriate measures. The impact of the model is explained in terms not relevant to business. Statements of the effects and uncertainty of variables important in the model are unclear. </text:p>
          </table:table-cell>
          <table:table-cell office:value-type="string" calcext:value-type="string">
            <text:p>The team presents an incoherent modelling process that is not statistically sound and inherently reproducible. Exploratory analysis fails to create intuition for findings of credit risk modelling. Justifications for selection/transformation of covariates are absent. Fails to refer to industry specific measures. Attempts to assesses quality of statistical model fit using a limited suite of validation techniques. Attempts inference about model performance relative to benchmark but uses some inppropriate measures. The impact of the model is explained in terms not relevant to business. Statements of the covarite effects are unclear, uncertainty is ignored. </text:p>
          </table:table-cell>
          <table:table-cell office:value-type="string" calcext:value-type="string">
            <text:p>The team presents an incoherent modelling process that is not statistically sound and inherently reproducible. Exploratory analysis fails to create intuition for findings of credit risk modelling or is absent. Selection/transformation of covariates is not performed coherently. Fails to refer to industry specific measures. Attempts to assesses quality of statistical model fit using a limited suite of validation techniques. Does not make inference about model performance relative to benchmark. The impact of the model is explained in terms not relevant to business. Statements of the covariate effects are unclear, uncertainty is ignored. </text:p>
          </table:table-cell>
          <table:table-cell/>
        </table:table-row>
        <table:table-row table:style-name="ro1">
          <table:table-cell office:value-type="string" calcext:value-type="string">
            <text:p>Individual Performance Assessment</text:p>
          </table:table-cell>
          <table:table-cell office:value-type="string" calcext:value-type="string">
            <text:p>The team member makes succinct response to performance review template that identify specific actions or examples of work that relate to the performance criteria. </text:p>
          </table:table-cell>
          <table:table-cell office:value-type="string" calcext:value-type="string">
            <text:p>The team member makes succinct response to performance review template that identify some specific actions or examples of work that relate to the performance criteria. </text:p>
          </table:table-cell>
          <table:table-cell office:value-type="string" calcext:value-type="string">
            <text:p>The team member provides verbose response to performance review template that lacks some specific actions or examples of work that relate to the performance criteria. </text:p>
          </table:table-cell>
          <table:table-cell office:value-type="string" calcext:value-type="string">
            <text:p>The team member provides verbose response to performance review template that lacks any specific actions or examples of work that relate to the performance criteria. </text:p>
          </table:table-cell>
          <table:table-cell office:value-type="string" calcext:value-type="string">
            <text:p>The team member makes extremely limited response to performance review template that fails to give any specific examples to justifyfor meeting criteria. </text:p>
          </table:table-cell>
          <table:table-cell office:value-type="string" calcext:value-type="string">
            <text:p>The team member makes extremely limited responses that are of no value in determining their performance. </text:p>
          </table:table-cell>
          <table:table-cell/>
        </table:table-row>
        <table:table-row table:style-name="ro1">
          <table:table-cell table:number-columns-repeated="8"/>
        </table:table-row>
        <table:table-row table:style-name="ro6">
          <table:table-cell table:number-columns-repeated="8"/>
        </table:table-row>
        <table:table-row table:style-name="ro6">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2T08:58:48.482411819</meta:creation-date>
    <dc:date>2016-09-02T12:14:04.765963342</dc:date>
    <meta:editing-duration>PT1H57M1S</meta:editing-duration>
    <meta:editing-cycles>15</meta:editing-cycles>
    <meta:generator>LibreOffice/5.1.4.2$Linux_X86_64 LibreOffice_project/10m0$Build-2</meta:generator>
    <meta:document-statistic meta:table-count="1" meta:cell-count="42" meta:object-count="0"/>
  </office:meta>
</office:document-meta>
</file>